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📝 Lesson 5. MergeSort and Basics of Efficient Sorting</text:span></text:p>
      <text:p text:style-name="Text_20_body"><text:span text:style-name="Strong_20_Emphasis">MergeSort — General Understanding</text:span></text:p>
      <text:list text:style-name="L1">
        <text:list-item>
          <text:p text:style-name="P1">One of the fundamental sorting algorithms</text:p>
        </text:list-item>
        <text:list-item>
          <text:p text:style-name="P1">Commonly appears in interviews and on LeetCode</text:p>
        </text:list-item>
        <text:list-item>
          <text:p text:style-name="P1">Used as part of <text:span text:style-name="Strong_20_Emphasis">TimSort</text:span></text:p>
        </text:list-item>
      </text:list>
      <text:p text:style-name="Text_20_body"><text:span text:style-name="Strong_20_Emphasis">Connection with TimSort</text:span></text:p>
      <text:list text:style-name="L2">
        <text:list-item>
          <text:p text:style-name="P2">TimSort = MergeSort + InsertionSort</text:p>
        </text:list-item>
        <text:list-item>
          <text:p text:style-name="P2">No need to learn TimSort implementation</text:p>
        </text:list-item>
        <text:list-item>
          <text:p text:style-name="P2">Important to understand the idea and its components</text:p>
        </text:list-item>
        <text:list-item>
          <text:p text:style-name="P2">InsertionSort is used for optimization on small arrays</text:p>
        </text:list-item>
      </text:list>
      <text:p text:style-name="Text_20_body"><text:span text:style-name="Strong_20_Emphasis">How MergeSort Works</text:span></text:p>
      <text:list text:style-name="L3">
        <text:list-item>
          <text:p text:style-name="P3">Splits the array in half</text:p>
        </text:list-item>
        <text:list-item>
          <text:p text:style-name="P3">Splitting continues until single elements remain</text:p>
        </text:list-item>
        <text:list-item>
          <text:p text:style-name="P3">Then arrays are merged back in sorted order</text:p>
        </text:list-item>
        <text:list-item>
          <text:p text:style-name="P3">Process example:</text:p>
          <text:list>
            <text:list-item>
              <text:p text:style-name="P3">1 element → 2 elements</text:p>
            </text:list-item>
            <text:list-item>
              <text:p text:style-name="P3">2 → 4</text:p>
            </text:list-item>
            <text:list-item>
              <text:p text:style-name="P3">4 → 8, and so on</text:p>
            </text:list-item>
          </text:list>
        </text:list-item>
      </text:list>
      <text:p text:style-name="Text_20_body"><text:span text:style-name="Strong_20_Emphasis">The </text:span><text:span text:style-name="Strong_20_Emphasis"><text:span text:style-name="Source_20_Text">merge</text:span></text:span><text:span text:style-name="Strong_20_Emphasis"> Function — Key Part</text:span></text:p>
      <text:list text:style-name="L4">
        <text:list-item>
          <text:p text:style-name="P4">Takes two sorted arrays</text:p>
        </text:list-item>
        <text:list-item>
          <text:p text:style-name="P4">Returns one sorted array</text:p>
        </text:list-item>
        <text:list-item>
          <text:p text:style-name="P4">Works using two pointers</text:p>
        </text:list-item>
        <text:list-item>
          <text:p text:style-name="P4">Passes through each element only once</text:p>
        </text:list-item>
      </text:list>
      <text:p text:style-name="Text_20_body"><text:span text:style-name="Strong_20_Emphasis">MergeSort Complexity</text:span></text:p>
      <text:list text:style-name="L5">
        <text:list-item>
          <text:p text:style-name="P5">Array splitting — log n levels</text:p>
        </text:list-item>
        <text:list-item>
          <text:p text:style-name="P5">At each level, all elements are merged — n operations</text:p>
        </text:list-item>
        <text:list-item>
          <text:p text:style-name="P5">Overall complexity — <text:span text:style-name="Strong_20_Emphasis">O(n log n)</text:span></text:p>
        </text:list-item>
        <text:list-item>
          <text:p text:style-name="P5">Requires extra memory</text:p>
        </text:list-item>
      </text:list>
      <text:p text:style-name="Text_20_body"><text:span text:style-name="Strong_20_Emphasis">Key Points to Remember</text:span></text:p>
      <text:list text:style-name="L6">
        <text:list-item>
          <text:p text:style-name="P6">MergeSort is not about coding speed, but about the <text:span text:style-name="Strong_20_Emphasis">pattern</text:span></text:p>
        </text:list-item>
        <text:list-item>
          <text:p text:style-name="P6">The main things to understand:</text:p>
          <text:list>
            <text:list-item>
              <text:p text:style-name="P6">recursion</text:p>
            </text:list-item>
            <text:list-item>
              <text:p text:style-name="P6"><text:soft-page-break/>the idea of dividing</text:p>
            </text:list-item>
            <text:list-item>
              <text:p text:style-name="P6">how merge works</text:p>
            </text:list-item>
          </text:list>
        </text:list-item>
      </text:list>
      <text:p text:style-name="Text_20_body"><text:span text:style-name="Strong_20_Emphasis">Homework</text:span></text:p>
      <text:list text:style-name="L7">
        <text:list-item>
          <text:p text:style-name="P7">Implement a function:</text:p>
          <text:list>
            <text:list-item>
              <text:p text:style-name="P7"><text:span text:style-name="Source_20_Text">merge(sortedArr1, sortedArr2)</text:span></text:p>
            </text:list-item>
          </text:list>
        </text:list-item>
        <text:list-item>
          <text:p text:style-name="P7">Conditions:</text:p>
          <text:list>
            <text:list-item>
              <text:p text:style-name="P7">input arrays are already sorted</text:p>
            </text:list-item>
            <text:list-item>
              <text:p text:style-name="P7">built-in sorting cannot be used</text:p>
            </text:list-item>
          </text:list>
        </text:list-item>
        <text:list-item>
          <text:p text:style-name="P7">Goal:</text:p>
          <text:list>
            <text:list-item>
              <text:p text:style-name="P7">practice working carefully with pointers</text:p>
            </text:list-item>
            <text:list-item>
              <text:p text:style-name="P7">understand the core of MergeSort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2T20:09:57.013298162</meta:creation-date>
    <dc:date>2026-02-02T20:35:57.021567034</dc:date>
    <meta:editing-duration>PT3M29S</meta:editing-duration>
    <meta:editing-cycles>2</meta:editing-cycles>
    <meta:generator>LibreOffice/25.8.4.2$Linux_X86_64 LibreOffice_project/580$Build-2</meta:generator>
    <meta:document-statistic meta:table-count="0" meta:image-count="0" meta:object-count="0" meta:page-count="2" meta:paragraph-count="43" meta:word-count="235" meta:character-count="1280" meta:non-whitespace-character-count="1118"/>
  </office:meta>
</office:document-meta>
</file>